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4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000000" draw:marker-end="Line_20_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5.7cm"/>
    </style:style>
    <style:style style:name="gr6" style:family="graphic" style:parent-style-name="objectwithoutfill">
      <style:graphic-properties svg:stroke-color="#000000" draw:marker-start="Line_20_Arrow" draw:marker-end="Diamond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4cm" fo:min-width="0cm"/>
    </style:style>
    <style:style style:name="pr1" style:family="presentation" style:parent-style-name="Standard-subtitle">
      <style:graphic-properties draw:fill-color="#ffffff" fo:min-height="9.13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Reverse Oozie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2" draw:text-style-name="P2" draw:layer="layout" svg:width="5cm" svg:height="1.6cm" svg:x="8.4cm" svg:y="4.2cm">
          <text:p text:style-name="P2">BundleA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cm" svg:height="1.6cm" svg:x="3cm" svg:y="1cm">
          <text:p text:style-name="P2">BundleJo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6.56cm" svg:height="0.962cm" svg:x="8.24cm" svg:y="3cm">
          <draw:text-box>
            <text:p>Id : jobId_coordName</text:p>
          </draw:text-box>
        </draw:frame>
        <draw:custom-shape draw:style-name="gr2" draw:text-style-name="P2" draw:layer="layout" svg:width="5cm" svg:height="1.6cm" svg:x="3.4cm" svg:y="8.8cm">
          <text:p text:style-name="P2">CoordinatorJob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0.8cm" svg:y1="5.562cm" svg:x2="13.6cm" svg:y2="8cm">
          <text:p/>
        </draw:line>
        <draw:frame draw:style-name="gr3" draw:text-style-name="P3" draw:layer="layout" svg:width="2.614cm" svg:height="0.962cm" svg:x="6.586cm" svg:y="6.638cm">
          <draw:text-box>
            <text:p>1 coord</text:p>
          </draw:text-box>
        </draw:frame>
        <draw:frame draw:style-name="gr3" draw:text-style-name="P3" draw:layer="layout" svg:width="3.355cm" svg:height="0.962cm" svg:x="3cm" svg:y="2.8cm">
          <draw:text-box>
            <text:p>External ?</text:p>
          </draw:text-box>
        </draw:frame>
        <draw:custom-shape draw:style-name="gr5" draw:text-style-name="P2" draw:layer="layout" svg:width="6.2cm" svg:height="1.6cm" svg:x="6.2cm" svg:y="13cm">
          <text:p text:style-name="P2">CoordinatorA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6.4cm" svg:y1="12.6cm" svg:x2="4.386cm" svg:y2="10.4cm">
          <text:p/>
        </draw:line>
        <draw:frame draw:style-name="gr3" draw:text-style-name="P3" draw:layer="layout" svg:width="1.874cm" svg:height="0.962cm" svg:x="2.2cm" svg:y="10.638cm">
          <draw:text-box>
            <text:p>1 job</text:p>
          </draw:text-box>
        </draw:frame>
        <draw:frame draw:style-name="gr3" draw:text-style-name="P3" draw:layer="layout" svg:width="2.932cm" svg:height="0.962cm" svg:x="3.662cm" svg:y="11.996cm">
          <draw:text-box>
            <text:p>* actions</text:p>
          </draw:text-box>
        </draw:frame>
        <draw:custom-shape draw:style-name="gr2" draw:text-style-name="P2" draw:layer="layout" svg:width="5cm" svg:height="1.6cm" svg:x="15.2cm" svg:y="1.2cm">
          <text:p text:style-name="P2">WorkflowJo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6.2cm" svg:height="1.6cm" svg:x="20.6cm" svg:y="4.2cm">
          <text:p text:style-name="P2">WorkflowA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20.6cm" svg:y1="5.2cm" svg:x2="18.6cm" svg:y2="2.8cm">
          <text:p/>
        </draw:line>
        <draw:frame draw:style-name="gr3" draw:text-style-name="P3" draw:layer="layout" svg:width="1.874cm" svg:height="0.962cm" svg:x="16.526cm" svg:y="3.2cm">
          <draw:text-box>
            <text:p>1 job</text:p>
          </draw:text-box>
        </draw:frame>
        <draw:frame draw:style-name="gr3" draw:text-style-name="P3" draw:layer="layout" svg:width="2.932cm" svg:height="0.962cm" svg:x="17.068cm" svg:y="4.2cm">
          <draw:text-box>
            <text:p>* actions</text:p>
          </draw:text-box>
        </draw:frame>
        <draw:line draw:style-name="gr4" draw:text-style-name="P4" draw:layer="layout" svg:x1="21.8cm" svg:y1="6cm" svg:x2="16.2cm" svg:y2="7.8cm">
          <text:p/>
        </draw:line>
        <draw:frame draw:style-name="gr7" draw:text-style-name="P3" draw:layer="layout" svg:width="3cm" svg:height="2.384cm" svg:x="17cm" svg:y="7.8cm">
          <draw:text-box>
            <text:p>0..1 parent Coord</text:p>
          </draw:text-box>
        </draw:frame>
        <draw:frame draw:style-name="gr3" draw:text-style-name="P3" draw:layer="layout" svg:width="6.289cm" svg:height="0.962cm" svg:x="14.8cm" svg:y="0.238cm">
          <draw:text-box>
            <text:p>Id : ends with « -W »</text:p>
          </draw:text-box>
        </draw:frame>
        <draw:frame draw:style-name="gr3" draw:text-style-name="P3" draw:layer="layout" svg:width="6.111cm" svg:height="0.962cm" svg:x="2.311cm" svg:y="0.2cm">
          <draw:text-box>
            <text:p>Id : ends with « -B »</text:p>
          </draw:text-box>
        </draw:frame>
        <draw:line draw:style-name="gr6" draw:text-style-name="P4" draw:layer="layout" svg:x1="8.4cm" svg:y1="5cm" svg:x2="6.4cm" svg:y2="2.6cm">
          <text:p/>
        </draw:line>
        <draw:frame draw:style-name="gr3" draw:text-style-name="P3" draw:layer="layout" svg:width="2.932cm" svg:height="0.962cm" svg:x="5.168cm" svg:y="4.2cm">
          <draw:text-box>
            <text:p>* actions</text:p>
          </draw:text-box>
        </draw:frame>
        <draw:frame draw:style-name="gr3" draw:text-style-name="P3" draw:layer="layout" svg:width="15.501cm" svg:height="2.384cm" svg:x="12.6cm" svg:y="10.416cm">
          <draw:text-box>
            <text:p>oozie.wf.application.path <text:s/>=&gt; <text:s/>workflow job</text:p>
            <text:p>oozie.coord.application.path =&gt; coordinator job</text:p>
            <text:p>oozie.bundle.application.path =&gt; creates a bundle job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amond" svg:viewBox="0 0 3000 6000" svg:d="M1500 0l1500 3000-1500 3000-1500-300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22:34:23.999000000</meta:creation-date>
    <dc:date>2019-06-05T23:06:19.333000000</dc:date>
    <meta:editing-duration>PT21M33S</meta:editing-duration>
    <meta:editing-cycles>6</meta:editing-cycles>
    <meta:generator>LibreOffice/6.1.4.2$Windows_X86_64 LibreOffice_project/9d0f32d1f0b509096fd65e0d4bec26ddd1938fd3</meta:generator>
    <meta:document-statistic meta:object-count="49"/>
  </office:meta>
</office:document-meta>
</file>